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SourcePermission.setPrincipal( String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SourcePermission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SourcePermission.PrincipalSourcePermission( String principal , String privilege , boolean inheritable , boolean neg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